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58.81mm"/>
    </style:style>
    <style:style style:name="co4" style:family="table-column">
      <style:table-column-properties fo:break-before="auto" style:column-width="178.6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color="#cc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fo:color="#cc0000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JOYCE PEREZ</text:p>
          </table:table-cell>
          <table:table-cell table:style-name="ce4" table:number-columns-repeated="1023"/>
        </table:table-row>
        <table:table-row table:style-name="ro1">
          <table:table-cell table:style-name="ce1" office:value-type="string" calcext:value-type="string">
            <text:p>Night 6</text:p>
          </table:table-cell>
          <table:table-cell table:style-name="ce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3" office:value-type="string" calcext:value-type="string">
            <text:p>A. Observing how default position behaves.</text:p>
          </table:table-cell>
          <table:table-cell table:style-name="ce5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Element</text:p>
          </table:table-cell>
          <table:table-cell table:style-name="ce5" office:value-type="string" calcext:value-type="string">
            <text:p>Display (inline or block)</text:p>
          </table:table-cell>
          <table:table-cell table:style-name="ce5" office:value-type="string" calcext:value-type="string">
            <text:p>Test Code</text:p>
          </table:table-cell>
          <table:table-cell table:style-name="ce5" office:value-type="string" calcext:value-type="string">
            <text:p>Explanati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&lt;p&gt;1. A big black&lt;strong&gt; bug &lt;/strong&gt;bit a big black bear&lt;/p&gt;</text:p>
          </table:table-cell>
          <table:table-cell table:style-name="ce6" office:value-type="string" calcext:value-type="string">
            <text:p>The default position strong element is adjacent to its previous element 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put (password)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&lt;p&gt;2. A big black&lt;strong&gt; bug &lt;/strong&gt; &lt;input type="password" id="password"&gt; bit a big black bear&lt;/p&gt;</text:p>
          </table:table-cell>
          <table:table-cell table:style-name="ce6" office:value-type="string" calcext:value-type="string">
            <text:p>The default position of input element is adjacent to its previous element 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&lt;p&gt;3. A big black&lt;h1&gt; bug &lt;/h1&gt;bit a big black bear&lt;/p&gt;</text:p>
          </table:table-cell>
          <table:table-cell office:value-type="string" calcext:value-type="string">
            <text:p>The word that is enclosed with the h1 element appeared below its previous element 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&lt;p&gt;4. A big black &lt;s&gt;bug&lt;/s&gt; bit a big black bear&lt;/p&gt;</text:p>
          </table:table-cell>
          <table:table-cell office:value-type="string" calcext:value-type="string">
            <text:p>The default position of strike element is adjacent to its previous element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&lt;p&gt;5. A big black &lt;form&gt;bug&lt;/form&gt; bit a big black bear&lt;/p&gt;</text:p>
          </table:table-cell>
          <table:table-cell office:value-type="string" calcext:value-type="string">
            <text:p>The word that is enclosed with the form element appeared below its previous element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ockquot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&lt;p&gt;6. A big black &lt;blockquote&gt;bug&lt;/blockquote&gt; bit a big black bear&lt;/p&gt;</text:p>
          </table:table-cell>
          <table:table-cell office:value-type="string" calcext:value-type="string">
            <text:p>The word that is enclosed with the blockquote element appeared below its previous element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bbr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&lt;p&gt;7. A big black &lt;abbr title="sample"&gt;bug&lt;/abbr&gt; bit a big black bear&lt;/p&gt;</text:p>
          </table:table-cell>
          <table:table-cell office:value-type="string" calcext:value-type="string">
            <text:p>The default position of abbr element is adjacent to its previous element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&lt;p&gt;8. A big black&lt;h4&gt; bug &lt;/h4&gt;bit a big black bear&lt;/p&gt;</text:p>
          </table:table-cell>
          <table:table-cell office:value-type="string" calcext:value-type="string">
            <text:p>Just like h1 element, the word that is enclosed with the h1 element appeared below its previous element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&lt;p&gt;9. A big black&lt;nav&gt; bug &lt;/nav&gt;bit a big black bear&lt;/p&gt;</text:p>
          </table:table-cell>
          <table:table-cell office:value-type="string" calcext:value-type="string">
            <text:p>The word that is enclosed with the nav section appeared below its previous element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B. Observing how its default width behaves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Element</text:p>
          </table:table-cell>
          <table:table-cell table:style-name="ce5" office:value-type="string" calcext:value-type="string">
            <text:p>Display (inline or block)</text:p>
          </table:table-cell>
          <table:table-cell table:style-name="ce5" office:value-type="string" calcext:value-type="string">
            <text:p>Test Cod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Indicate background color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inl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lin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inline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block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l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put (email)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block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block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C. Adjusting its height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Element</text:p>
          </table:table-cell>
          <table:table-cell table:style-name="ce5" office:value-type="string" calcext:value-type="string">
            <text:p>Display (inline or block)</text:p>
          </table:table-cell>
          <table:table-cell table:style-name="ce5" office:value-type="string" calcext:value-type="string">
            <text:p>Test Cod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Indicate background color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inl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bbr</text:p>
          </table:table-cell>
          <table:table-cell office:value-type="string" calcext:value-type="string">
            <text:p>inlin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tton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g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put (checkbox)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eldse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D. Adjusting its width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Element</text:p>
          </table:table-cell>
          <table:table-cell table:style-name="ce5" office:value-type="string" calcext:value-type="string">
            <text:p>Display (inline or block)</text:p>
          </table:table-cell>
          <table:table-cell table:style-name="ce5" office:value-type="string" calcext:value-type="string">
            <text:p>Test Cod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Indicate background color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inlin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ide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gure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put (submit)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block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inli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E. Adding padding on all sides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Element</text:p>
          </table:table-cell>
          <table:table-cell table:style-name="ce5" office:value-type="string" calcext:value-type="string">
            <text:p>Display (inline or block)</text:p>
          </table:table-cell>
          <table:table-cell table:style-name="ce5" office:value-type="string" calcext:value-type="string">
            <text:p>Test Cod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l</text:p>
          </table:table-cell>
          <table:table-cell/>
          <table:table-cell office:value-type="string" calcext:value-type="string">
            <text:p>Indicate background color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r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v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put (number)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bl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F. Adding margin on all sides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Element</text:p>
          </table:table-cell>
          <table:table-cell table:style-name="ce5" office:value-type="string" calcext:value-type="string">
            <text:p>Display (inline or block)</text:p>
          </table:table-cell>
          <table:table-cell table:style-name="ce5" office:value-type="string" calcext:value-type="string">
            <text:p>Test Cod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t</text:p>
          </table:table-cell>
          <table:table-cell/>
          <table:table-cell office:value-type="string" calcext:value-type="string">
            <text:p>Indicate background color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d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put (radio)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xtarea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put (text)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put (file)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ticle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gcaption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ght 6</meta:initial-creator>
    <meta:creation-date>2018-08-24T19:53:58.988098250</meta:creation-date>
    <meta:generator>LibreOffice/4.4.3.2$Linux_x86 LibreOffice_project/40m0$Build-2</meta:generator>
    <dc:date>2018-08-24T20:59:38.046852462</dc:date>
    <dc:creator>Night 6</dc:creator>
    <meta:editing-duration>PT34M38S</meta:editing-duration>
    <meta:editing-cycles>5</meta:editing-cycles>
    <meta:document-statistic meta:table-count="1" meta:cell-count="175" meta:object-count="0"/>
  </office:meta>
</office:document-meta>
</file>